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00ccff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ccff"/>
      <style:text-properties fo:color="#3c3c3c" style:font-name="Ubuntu" fo:font-size="14pt" fo:language="none" fo:country="none" style:font-name-asian="Ubuntu" style:font-size-asian="14pt" style:language-asian="none" style:country-asian="none" style:font-name-complex="Ubuntu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Chaque Particules</text:p>
          </table:table-cell>
          <table:table-cell table:style-name="ce1" table:number-columns-repeated="3"/>
          <table:table-cell table:style-name="ce2" table:formula="of:=5*4"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table:style-name="ce1" table:number-columns-repeated="4"/>
          <table:table-cell table:style-name="ce3" table:formula="of:=3*[.N2]" office:value-type="float" office:value="3000000" calcext:value-type="float">
            <text:p>3000000</text:p>
          </table:table-cell>
          <table:table-cell table:number-columns-repeated="9"/>
        </table:table-row>
        <table:table-row table:style-name="ro1" table:number-rows-repeated="2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otal</text:p>
          </table:table-cell>
          <table:table-cell table:style-name="ce1" table:formula="of:=SUM([.E4:.E7])" office:value-type="float" office:value="3000020" calcext:value-type="float">
            <text:p>3000020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/>
          <table:table-cell table:formula="of:=[.E8]*[.N2]" office:value-type="float" office:value="3000020000000" calcext:value-type="float">
            <text:p>3000020000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1:03:58.396819261</meta:creation-date>
    <dc:date>2018-09-16T21:18:19.946683967</dc:date>
    <meta:editing-duration>PT4M11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